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2.826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solid" draw:stroke-dash="Long_20_Dot" svg:stroke-width="0.053cm" svg:stroke-color="#000000" draw:marker-start="Arrowheads_20_1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draw:stroke-dash="Long_20_Dot" svg:stroke-width="0.053cm" svg:stroke-color="#000000" draw:marker-start="" draw:marker-start-width="0.279cm" draw:marker-end="" draw:marker-end-width="0.3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background-color="#ffffff"/>
    </style:style>
    <style:style style:name="P7" style:family="paragraph">
      <loext:graphic-properties draw:fill="none" draw:fill-color="#ffffff"/>
      <style:paragraph-properties style:writing-mode="lr-tb"/>
      <style:text-properties fo:font-size="12pt" fo:background-color="#ffffff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28cm" svg:y1="12.36cm" svg:x2="2.393cm" svg:y2="12.36cm">
          <text:p/>
        </draw:line>
        <draw:custom-shape draw:style-name="gr2" draw:text-style-name="P3" draw:layer="layout" svg:width="3.378cm" svg:height="0.635cm" svg:x="3.654cm" svg:y="12.692cm">
          <text:p text:style-name="P2"><text:span text:style-name="T1">H(transac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78cm" svg:height="0.635cm" svg:x="3.654cm" svg:y="12.054cm">
          <text:p text:style-name="P2"><text:span text:style-name="T1">oldAccInputHa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3.654cm" svg:y="13.957cm">
          <text:p text:style-name="P2"><text:span text:style-name="T1">globalExit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3.654cm" svg:y="13.327cm">
          <text:p text:style-name="P2"><text:span text:style-name="T1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378cm" svg:height="0.635cm" svg:x="3.654cm" svg:y="14.6cm">
          <text:p text:style-name="P4"><text:span text:style-name="T1">seqAddres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29cm" svg:y1="12.36cm" svg:x2="3.144cm" svg:y2="12.36cm">
          <text:p/>
        </draw:line>
        <draw:line draw:style-name="gr3" draw:text-style-name="P1" draw:layer="layout" svg:x1="7.84cm" svg:y1="12.361cm" svg:x2="7.25cm" svg:y2="12.361cm">
          <text:p/>
        </draw:line>
        <draw:line draw:style-name="gr4" draw:text-style-name="P1" draw:layer="layout" svg:x1="7.25cm" svg:y1="11.795cm" svg:x2="7.25cm" svg:y2="15.468cm">
          <text:p/>
        </draw:line>
        <draw:line draw:style-name="gr4" draw:text-style-name="P1" draw:layer="layout" svg:x1="7.253cm" svg:y1="11.818cm" svg:x2="6.626cm" svg:y2="11.818cm">
          <text:p/>
        </draw:line>
        <draw:line draw:style-name="gr4" draw:text-style-name="P1" draw:layer="layout" svg:x1="7.254cm" svg:y1="15.446cm" svg:x2="6.627cm" svg:y2="15.446cm">
          <text:p/>
        </draw:line>
        <draw:custom-shape draw:style-name="gr2" draw:text-style-name="P3" draw:layer="layout" svg:width="3.378cm" svg:height="0.635cm" svg:x="7.929cm" svg:y="12.693cm">
          <text:p text:style-name="P2"><text:span text:style-name="T1">H(transac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78cm" svg:height="0.635cm" svg:x="7.929cm" svg:y="12.055cm">
          <text:p text:style-name="P2"><text:span text:style-name="T1">oldAccInputHa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7.929cm" svg:y="13.958cm">
          <text:p text:style-name="P2"><text:span text:style-name="T1">globalExit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7.929cm" svg:y="13.328cm">
          <text:p text:style-name="P2"><text:span text:style-name="T1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378cm" svg:height="0.635cm" svg:x="7.929cm" svg:y="14.601cm">
          <text:p text:style-name="P4"><text:span text:style-name="T1">seqAddres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15cm" svg:y1="12.362cm" svg:x2="11.525cm" svg:y2="12.362cm">
          <text:p/>
        </draw:line>
        <draw:line draw:style-name="gr4" draw:text-style-name="P1" draw:layer="layout" svg:x1="11.525cm" svg:y1="11.796cm" svg:x2="11.525cm" svg:y2="15.469cm">
          <text:p/>
        </draw:line>
        <draw:line draw:style-name="gr4" draw:text-style-name="P1" draw:layer="layout" svg:x1="11.528cm" svg:y1="11.819cm" svg:x2="10.901cm" svg:y2="11.819cm">
          <text:p/>
        </draw:line>
        <draw:line draw:style-name="gr4" draw:text-style-name="P1" draw:layer="layout" svg:x1="11.529cm" svg:y1="15.447cm" svg:x2="10.902cm" svg:y2="15.447cm">
          <text:p/>
        </draw:line>
        <draw:custom-shape draw:style-name="gr2" draw:text-style-name="P3" draw:layer="layout" svg:width="3.378cm" svg:height="0.635cm" svg:x="12.216cm" svg:y="12.694cm">
          <text:p text:style-name="P2"><text:span text:style-name="T1">H(transac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78cm" svg:height="0.635cm" svg:x="12.216cm" svg:y="12.056cm">
          <text:p text:style-name="P2"><text:span text:style-name="T1">oldAccInputHas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12.216cm" svg:y="13.959cm">
          <text:p text:style-name="P2"><text:span text:style-name="T1">globalExit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8cm" svg:height="0.635cm" svg:x="12.216cm" svg:y="13.329cm">
          <text:p text:style-name="P2"><text:span text:style-name="T1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378cm" svg:height="0.635cm" svg:x="12.216cm" svg:y="14.602cm">
          <text:p text:style-name="P4"><text:span text:style-name="T1">seqAddres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02cm" svg:y1="12.363cm" svg:x2="15.812cm" svg:y2="12.363cm">
          <text:p/>
        </draw:line>
        <draw:line draw:style-name="gr4" draw:text-style-name="P1" draw:layer="layout" svg:x1="15.812cm" svg:y1="11.797cm" svg:x2="15.812cm" svg:y2="15.47cm">
          <text:p/>
        </draw:line>
        <draw:line draw:style-name="gr4" draw:text-style-name="P1" draw:layer="layout" svg:x1="15.815cm" svg:y1="11.82cm" svg:x2="15.188cm" svg:y2="11.82cm">
          <text:p/>
        </draw:line>
        <draw:line draw:style-name="gr4" draw:text-style-name="P1" draw:layer="layout" svg:x1="15.816cm" svg:y1="15.448cm" svg:x2="15.189cm" svg:y2="15.448cm">
          <text:p/>
        </draw:line>
        <draw:line draw:style-name="gr1" draw:text-style-name="P1" draw:layer="layout" svg:x1="16.969cm" svg:y1="12.36cm" svg:x2="16.334cm" svg:y2="12.36cm">
          <text:p/>
        </draw:line>
        <draw:frame draw:style-name="gr6" draw:text-style-name="P7" draw:layer="layout" svg:width="1.946cm" svg:height="0.725cm" svg:x="4.192cm" svg:y="11.107cm">
          <draw:text-box>
            <text:p text:style-name="P6"><text:span text:style-name="T2">Batch n</text:span></text:p>
          </draw:text-box>
        </draw:frame>
        <draw:frame draw:style-name="gr7" draw:text-style-name="P7" draw:layer="layout" svg:width="2.428cm" svg:height="0.725cm" svg:x="8.392cm" svg:y="11.107cm">
          <draw:text-box>
            <text:p text:style-name="P6"><text:span text:style-name="T2">Batch n+1</text:span></text:p>
          </draw:text-box>
        </draw:frame>
        <draw:frame draw:style-name="gr7" draw:text-style-name="P7" draw:layer="layout" svg:width="2.428cm" svg:height="0.725cm" svg:x="12.692cm" svg:y="11.107cm">
          <draw:text-box>
            <text:p text:style-name="P6"><text:span text:style-name="T2">Batch n+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12T00:54:22.350465631</dc:date>
    <meta:editing-duration>PT1H14M43S</meta:editing-duration>
    <meta:editing-cycles>20</meta:editing-cycles>
    <meta:generator>LibreOffice/7.3.7.2$Linux_X86_64 LibreOffice_project/30$Build-2</meta:generator>
    <meta:document-statistic meta:object-count="33"/>
  </office:meta>
</office:document-meta>
</file>